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text-properties officeooo:rsid="001be2bd" officeooo:paragraph-rsid="001be2bd"/>
    </style:style>
    <style:style style:name="P2" style:family="paragraph" style:parent-style-name="Standard">
      <style:text-properties officeooo:paragraph-rsid="001be2bd"/>
    </style:style>
    <style:style style:name="P3" style:family="paragraph" style:parent-style-name="Standard">
      <style:text-properties officeooo:rsid="000bf16b" officeooo:paragraph-rsid="000bf16b"/>
    </style:style>
    <style:style style:name="P4" style:family="paragraph" style:parent-style-name="Standard">
      <style:text-properties officeooo:rsid="000bf16b" officeooo:paragraph-rsid="000f3591"/>
    </style:style>
    <style:style style:name="P5" style:family="paragraph" style:parent-style-name="Standard">
      <style:text-properties officeooo:rsid="000bf16b" officeooo:paragraph-rsid="00195b94"/>
    </style:style>
    <style:style style:name="P6" style:family="paragraph" style:parent-style-name="Standard">
      <style:text-properties officeooo:rsid="000f3591" officeooo:paragraph-rsid="000f3591"/>
    </style:style>
    <style:style style:name="P7" style:family="paragraph" style:parent-style-name="Standard">
      <style:text-properties officeooo:rsid="0010cb11" officeooo:paragraph-rsid="0010cb11"/>
    </style:style>
    <style:style style:name="P8" style:family="paragraph" style:parent-style-name="Standard">
      <style:text-properties fo:font-weight="normal" officeooo:rsid="0010cb11" officeooo:paragraph-rsid="0010cb11" style:font-weight-asian="normal" style:font-weight-complex="normal"/>
    </style:style>
    <style:style style:name="P9" style:family="paragraph" style:parent-style-name="Standard">
      <style:text-properties fo:font-weight="normal" officeooo:rsid="00113f2a" officeooo:paragraph-rsid="00113f2a" style:font-weight-asian="normal" style:font-weight-complex="normal"/>
    </style:style>
    <style:style style:name="P10" style:family="paragraph" style:parent-style-name="Standard">
      <style:text-properties fo:font-weight="normal" officeooo:rsid="001298d2" officeooo:paragraph-rsid="001298d2" style:font-weight-asian="normal" style:font-weight-complex="normal"/>
    </style:style>
    <style:style style:name="P11" style:family="paragraph" style:parent-style-name="Standard">
      <style:text-properties officeooo:rsid="00185be1" officeooo:paragraph-rsid="00185be1"/>
    </style:style>
    <style:style style:name="P12" style:family="paragraph" style:parent-style-name="Table_20_Contents">
      <style:text-properties officeooo:rsid="001be2bd" officeooo:paragraph-rsid="001be2bd"/>
    </style:style>
    <style:style style:name="P13" style:family="paragraph" style:parent-style-name="Table_20_Contents">
      <style:text-properties officeooo:rsid="00092fa7" officeooo:paragraph-rsid="001be2bd"/>
    </style:style>
    <style:style style:name="P14" style:family="paragraph" style:parent-style-name="Table_20_Contents">
      <style:text-properties officeooo:rsid="0023c411" officeooo:paragraph-rsid="001be2bd"/>
    </style:style>
    <style:style style:name="P15" style:family="paragraph" style:parent-style-name="Table_20_Contents">
      <style:text-properties officeooo:rsid="0010cb11" officeooo:paragraph-rsid="0010cb11"/>
    </style:style>
    <style:style style:name="P16" style:family="paragraph" style:parent-style-name="Standard">
      <style:paragraph-properties fo:break-before="page"/>
      <style:text-properties officeooo:rsid="00185be1" officeooo:paragraph-rsid="00185be1"/>
    </style:style>
    <style:style style:name="P17" style:family="paragraph">
      <style:paragraph-properties fo:margin-left="0in" fo:margin-right="0in" fo:margin-top="0in" fo:margin-bottom="0in" fo:line-height="100%" fo:text-align="center" fo:text-indent="0in"/>
    </style:style>
    <style:style style:name="P1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deefc"/>
    </style:style>
    <style:style style:name="T2" style:family="text">
      <style:text-properties officeooo:rsid="000f3591"/>
    </style:style>
    <style:style style:name="T3" style:family="text">
      <style:text-properties officeooo:rsid="0010cb11"/>
    </style:style>
    <style:style style:name="T4" style:family="text">
      <style:text-properties officeooo:rsid="001298d2"/>
    </style:style>
    <style:style style:name="T5" style:family="text">
      <style:text-properties officeooo:rsid="0012fe31"/>
    </style:style>
    <style:style style:name="T6" style:family="text">
      <style:text-properties officeooo:rsid="0014df81"/>
    </style:style>
    <style:style style:name="T7" style:family="text">
      <style:text-properties officeooo:rsid="00167321"/>
    </style:style>
    <style:style style:name="T8" style:family="text">
      <style:text-properties officeooo:rsid="00195b94"/>
    </style:style>
    <style:style style:name="T9" style:family="text">
      <style:text-properties officeooo:rsid="001b1332"/>
    </style:style>
    <style:style style:name="T10" style:family="text">
      <style:text-properties fo:font-weight="bold" style:font-weight-asian="bold" style:font-weight-complex="bold"/>
    </style:style>
    <style:style style:name="T1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902in" fo:min-width="0.161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83in" fo:min-width="0.16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83in" fo:min-width="0.16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673in" fo:min-width="0.168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673in" fo:min-width="0.1689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547in" fo:min-width="0.107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547in" fo:min-width="0.10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689in" fo:min-width="0.115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689in" fo:min-width="0.116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102in" fo:min-width="0.1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102in" fo:min-width="0.138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35in" fo:min-width="0.133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129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129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925in" fo:min-width="0.1583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937in" fo:min-width="0.184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083in" fo:min-width="0.1528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083in" fo:min-width="0.15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 efficient comparison based sorting algorithm.</text:span><text:line-break/><text:line-break/>Interviewer Notes:<text:line-break/><text:span text:style-name="T2">- Have the candidate assume an array of values 42, 8, 16, 15, 4, 23.</text:span></text:p>
      <text:p text:style-name="P4"/>
      <text:p text:style-name="P6">- This is a <text:span text:style-name="T9">divide and conquer </text:span>algorithm. It recursively divides the array in half, until there is one element in each resulting array. It then compares those individual elements, merging them in order, then merging the merged arrays into a larger array, in sorted order. <text:span text:style-name="T3">Ultimately, there will be one array, the merged result from two subarrays, in sorted order.</text:span></text:p>
      <text:p text:style-name="P6"/>
      <text:p text:style-name="P7">Wikipedia puts it:</text:p>
      <text:p text:style-name="P7"/>
      <table:table table:name="Table2" table:style-name="Table2">
        <table:table-column table:style-name="Table2.A"/>
        <table:table-row>
          <table:table-cell table:style-name="Table2.A1" office:value-type="string">
            <text:p text:style-name="P15">1. Divide the unsorted list into n sublists, each containing 1 element (a list of 1 element is considered sorted)</text:p>
            <text:p text:style-name="P15">2. Repeatedly merge sublists to produce new sorted sublists until there is only 1 sublist remaining. This will be the sorted list.</text:p>
          </table:table-cell>
        </table:table-row>
      </table:table>
      <text:p text:style-name="P7"/>
      <text:p text:style-name="P8">So visually, it would look something like this..</text:p>
      <text:p text:style-name="P8"/>
      <text:p text:style-name="P8">1.<text:tab/><text:tab/><text:tab/><text:tab/><text:tab/><text:tab/>2. Divide the array in two</text:p>
      <text:p text:style-name="P8"><draw:g text:anchor-type="paragraph" draw:z-index="0" draw:name="Shape1" draw:style-name="gr1"><draw:custom-shape draw:style-name="gr2" draw:text-style-name="P18" svg:width="0.3594in" svg:height="0.2894in" svg:x="0in" svg:y="0in"><text:p text:style-name="P17"><text:span text:style-name="T11">42</text:span></text:p><draw:enhanced-geometry svg:viewBox="0 0 21600 21600" draw:type="rectangle" draw:enhanced-path="M 0 0 L 21600 0 21600 21600 0 21600 0 0 Z N"/></draw:custom-shape><draw:custom-shape draw:style-name="gr2" draw:text-style-name="P18" svg:width="0.3594in" svg:height="0.2894in" svg:x="0.3984in" svg:y="0in"><text:p text:style-name="P17"><text:span text:style-name="T11">8</text:span></text:p><draw:enhanced-geometry svg:viewBox="0 0 21600 21600" draw:type="rectangle" draw:enhanced-path="M 0 0 L 21600 0 21600 21600 0 21600 0 0 Z N"/></draw:custom-shape><draw:custom-shape draw:style-name="gr2" draw:text-style-name="P18" svg:width="0.3594in" svg:height="0.2894in" svg:x="0.7917in" svg:y="0in"><text:p text:style-name="P17"><text:span text:style-name="T11">16</text:span></text:p><draw:enhanced-geometry svg:viewBox="0 0 21600 21600" draw:type="rectangle" draw:enhanced-path="M 0 0 L 21600 0 21600 21600 0 21600 0 0 Z N"/></draw:custom-shape><draw:custom-shape draw:style-name="gr2" draw:text-style-name="P18" svg:width="0.3594in" svg:height="0.2894in" svg:x="1.1783in" svg:y="0in"><text:p text:style-name="P17"><text:span text:style-name="T11">15</text:span></text:p><draw:enhanced-geometry svg:viewBox="0 0 21600 21600" draw:type="rectangle" draw:enhanced-path="M 0 0 L 21600 0 21600 21600 0 21600 0 0 Z N"/></draw:custom-shape><draw:custom-shape draw:style-name="gr2" draw:text-style-name="P18" svg:width="0.3594in" svg:height="0.2894in" svg:x="1.5654in" svg:y="0in"><text:p text:style-name="P17"><text:span text:style-name="T11">4</text:span></text:p><draw:enhanced-geometry svg:viewBox="0 0 21600 21600" draw:type="rectangle" draw:enhanced-path="M 0 0 L 21600 0 21600 21600 0 21600 0 0 Z N"/></draw:custom-shape><draw:custom-shape draw:style-name="gr2" draw:text-style-name="P18" svg:width="0.3594in" svg:height="0.2894in" svg:x="1.952in" svg:y="0in"><text:p text:style-name="P17"><text:span text:style-name="T11">23</text:span></text:p><draw:enhanced-geometry svg:viewBox="0 0 21600 21600" draw:type="rectangle" draw:enhanced-path="M 0 0 L 21600 0 21600 21600 0 21600 0 0 Z N"/></draw:custom-shape></draw:g><draw:g text:anchor-type="paragraph" draw:z-index="1" draw:name="Shape2" draw:style-name="gr1"><draw:custom-shape draw:style-name="gr3" draw:text-style-name="P18" svg:width="0.3587in" svg:height="0.2776in" svg:x="2.8575in" svg:y="0.0283in"><text:p text:style-name="P17"><text:span text:style-name="T11">42</text:span></text:p><draw:enhanced-geometry svg:viewBox="0 0 21600 21600" draw:type="rectangle" draw:enhanced-path="M 0 0 L 21600 0 21600 21600 0 21600 0 0 Z N"/></draw:custom-shape><draw:custom-shape draw:style-name="gr3" draw:text-style-name="P18" svg:width="0.3587in" svg:height="0.2776in" svg:x="3.2539in" svg:y="0.0283in"><text:p text:style-name="P17"><text:span text:style-name="T11">8</text:span></text:p><draw:enhanced-geometry svg:viewBox="0 0 21600 21600" draw:type="rectangle" draw:enhanced-path="M 0 0 L 21600 0 21600 21600 0 21600 0 0 Z N"/></draw:custom-shape><draw:custom-shape draw:style-name="gr4" draw:text-style-name="P18" svg:width="0.3579in" svg:height="0.2776in" svg:x="3.6457in" svg:y="0.0283in"><text:p text:style-name="P17"><text:span text:style-name="T11">16</text:span></text:p><draw:enhanced-geometry svg:viewBox="0 0 21600 21600" draw:type="rectangle" draw:enhanced-path="M 0 0 L 21600 0 21600 21600 0 21600 0 0 Z N"/></draw:custom-shape><draw:custom-shape draw:style-name="gr4" draw:text-style-name="P18" svg:width="0.3579in" svg:height="0.2776in" svg:x="4.2039in" svg:y="0.0283in"><text:p text:style-name="P17"><text:span text:style-name="T11">15</text:span></text:p><draw:enhanced-geometry svg:viewBox="0 0 21600 21600" draw:type="rectangle" draw:enhanced-path="M 0 0 L 21600 0 21600 21600 0 21600 0 0 Z N"/></draw:custom-shape><draw:custom-shape draw:style-name="gr3" draw:text-style-name="P18" svg:width="0.3587in" svg:height="0.2776in" svg:x="4.5894in" svg:y="0.0283in"><text:p text:style-name="P17"><text:span text:style-name="T11">4</text:span></text:p><draw:enhanced-geometry svg:viewBox="0 0 21600 21600" draw:type="rectangle" draw:enhanced-path="M 0 0 L 21600 0 21600 21600 0 21600 0 0 Z N"/></draw:custom-shape><draw:custom-shape draw:style-name="gr3" draw:text-style-name="P18" svg:width="0.3587in" svg:height="0.2776in" svg:x="4.974in" svg:y="0.0283in"><text:p text:style-name="P17"><text:span text:style-name="T11">23</text:span></text:p><draw:enhanced-geometry svg:viewBox="0 0 21600 21600" draw:type="rectangle" draw:enhanced-path="M 0 0 L 21600 0 21600 21600 0 21600 0 0 Z N"/></draw:custom-shape></draw:g></text:p>
      <text:p text:style-name="P8"/>
      <text:p text:style-name="P8"/>
      <text:p text:style-name="P9">3. Divide those two arrays in two.<text:tab/><text:tab/><text:tab/><text:tab/><text:span text:style-name="T4">4. Divide again, elements are single.</text:span></text:p>
      <text:p text:style-name="P9"><draw:g text:anchor-type="paragraph" draw:z-index="2" draw:name="Shape3" draw:style-name="gr1"><draw:custom-shape draw:style-name="gr5" draw:text-style-name="P18" svg:width="0.3657in" svg:height="0.2661in" svg:x="0.0047in" svg:y="0.0689in"><text:p text:style-name="P17"><text:span text:style-name="T11">42</text:span></text:p><draw:enhanced-geometry svg:viewBox="0 0 21600 21600" draw:type="rectangle" draw:enhanced-path="M 0 0 L 21600 0 21600 21600 0 21600 0 0 Z N"/></draw:custom-shape><draw:custom-shape draw:style-name="gr5" draw:text-style-name="P18" svg:width="0.3657in" svg:height="0.2661in" svg:x="0.5657in" svg:y="0.0689in"><text:p text:style-name="P17"><text:span text:style-name="T11">8</text:span></text:p><draw:enhanced-geometry svg:viewBox="0 0 21600 21600" draw:type="rectangle" draw:enhanced-path="M 0 0 L 21600 0 21600 21600 0 21600 0 0 Z N"/></draw:custom-shape><draw:custom-shape draw:style-name="gr6" draw:text-style-name="P18" svg:width="0.3661in" svg:height="0.2661in" svg:x="0.965in" svg:y="0.0689in"><text:p text:style-name="P17"><text:span text:style-name="T11">16</text:span></text:p><draw:enhanced-geometry svg:viewBox="0 0 21600 21600" draw:type="rectangle" draw:enhanced-path="M 0 0 L 21600 0 21600 21600 0 21600 0 0 Z N"/></draw:custom-shape><draw:custom-shape draw:style-name="gr6" draw:text-style-name="P18" svg:width="0.3661in" svg:height="0.2661in" svg:x="1.5803in" svg:y="0.0689in"><text:p text:style-name="P17"><text:span text:style-name="T11">15</text:span></text:p><draw:enhanced-geometry svg:viewBox="0 0 21600 21600" draw:type="rectangle" draw:enhanced-path="M 0 0 L 21600 0 21600 21600 0 21600 0 0 Z N"/></draw:custom-shape><draw:custom-shape draw:style-name="gr5" draw:text-style-name="P18" svg:width="0.3657in" svg:height="0.2661in" svg:x="2.152in" svg:y="0.0689in"><text:p text:style-name="P17"><text:span text:style-name="T11">4</text:span></text:p><draw:enhanced-geometry svg:viewBox="0 0 21600 21600" draw:type="rectangle" draw:enhanced-path="M 0 0 L 21600 0 21600 21600 0 21600 0 0 Z N"/></draw:custom-shape><draw:custom-shape draw:style-name="gr5" draw:text-style-name="P18" svg:width="0.3657in" svg:height="0.2661in" svg:x="2.5457in" svg:y="0.0689in"><text:p text:style-name="P17"><text:span text:style-name="T11">23</text:span></text:p><draw:enhanced-geometry svg:viewBox="0 0 21600 21600" draw:type="rectangle" draw:enhanced-path="M 0 0 L 21600 0 21600 21600 0 21600 0 0 Z N"/></draw:custom-shape></draw:g><draw:g text:anchor-type="paragraph" draw:z-index="3" draw:name="Shape4" draw:style-name="gr1"><draw:custom-shape draw:style-name="gr7" draw:text-style-name="P18" svg:width="0.3043in" svg:height="0.2539in" svg:x="3.8299in" svg:y="0.0665in"><text:p text:style-name="P17"><text:span text:style-name="T11">42</text:span></text:p><draw:enhanced-geometry svg:viewBox="0 0 21600 21600" draw:type="rectangle" draw:enhanced-path="M 0 0 L 21600 0 21600 21600 0 21600 0 0 Z N"/></draw:custom-shape><draw:custom-shape draw:style-name="gr7" draw:text-style-name="P18" svg:width="0.3043in" svg:height="0.2539in" svg:x="4.2965in" svg:y="0.0665in"><text:p text:style-name="P17"><text:span text:style-name="T11">8</text:span></text:p><draw:enhanced-geometry svg:viewBox="0 0 21600 21600" draw:type="rectangle" draw:enhanced-path="M 0 0 L 21600 0 21600 21600 0 21600 0 0 Z N"/></draw:custom-shape><draw:custom-shape draw:style-name="gr7" draw:text-style-name="P18" svg:width="0.3043in" svg:height="0.2539in" svg:x="4.739in" svg:y="0.0665in"><text:p text:style-name="P17"><text:span text:style-name="T11">16</text:span></text:p><draw:enhanced-geometry svg:viewBox="0 0 21600 21600" draw:type="rectangle" draw:enhanced-path="M 0 0 L 21600 0 21600 21600 0 21600 0 0 Z N"/></draw:custom-shape><draw:custom-shape draw:style-name="gr7" draw:text-style-name="P18" svg:width="0.3043in" svg:height="0.2539in" svg:x="5.2138in" svg:y="0.0665in"><text:p text:style-name="P17"><text:span text:style-name="T11">15</text:span></text:p><draw:enhanced-geometry svg:viewBox="0 0 21600 21600" draw:type="rectangle" draw:enhanced-path="M 0 0 L 21600 0 21600 21600 0 21600 0 0 Z N"/></draw:custom-shape><draw:custom-shape draw:style-name="gr8" draw:text-style-name="P18" svg:width="0.3039in" svg:height="0.2539in" svg:x="5.689in" svg:y="0.0665in"><text:p text:style-name="P17"><text:span text:style-name="T11">4</text:span></text:p><draw:enhanced-geometry svg:viewBox="0 0 21600 21600" draw:type="rectangle" draw:enhanced-path="M 0 0 L 21600 0 21600 21600 0 21600 0 0 Z N"/></draw:custom-shape><draw:custom-shape draw:style-name="gr7" draw:text-style-name="P18" svg:width="0.3043in" svg:height="0.2539in" svg:x="6.1264in" svg:y="0.0665in"><text:p text:style-name="P17"><text:span text:style-name="T11">23</text:span></text:p><draw:enhanced-geometry svg:viewBox="0 0 21600 21600" draw:type="rectangle" draw:enhanced-path="M 0 0 L 21600 0 21600 21600 0 21600 0 0 Z N"/></draw:custom-shape></draw:g></text:p>
      <text:p text:style-name="P8"/>
      <text:p text:style-name="P8"/>
      <text:p text:style-name="P8"/>
      <text:p text:style-name="P10">5. Compare individual pairs, and merge in order<text:tab/><text:tab/><text:span text:style-name="T5">5b. Merge the merged arrays.</text:span></text:p>
      <text:p text:style-name="P10"><draw:g text:anchor-type="paragraph" draw:z-index="4" draw:name="Shape5" draw:style-name="gr1"><draw:custom-shape draw:style-name="gr9" draw:text-style-name="P18" svg:width="0.313in" svg:height="0.2677in" svg:x="0.0091in" svg:y="0.0929in"><text:p text:style-name="P17"><text:span text:style-name="T11">42</text:span></text:p><draw:enhanced-geometry svg:viewBox="0 0 21600 21600" draw:type="rectangle" draw:enhanced-path="M 0 0 L 21600 0 21600 21600 0 21600 0 0 Z N"/></draw:custom-shape><draw:custom-shape draw:style-name="gr9" draw:text-style-name="P18" svg:width="0.313in" svg:height="0.2677in" svg:x="0.4882in" svg:y="0.0929in"><text:p text:style-name="P17"><text:span text:style-name="T11">8</text:span></text:p><draw:enhanced-geometry svg:viewBox="0 0 21600 21600" draw:type="rectangle" draw:enhanced-path="M 0 0 L 21600 0 21600 21600 0 21600 0 0 Z N"/></draw:custom-shape><draw:custom-shape draw:style-name="gr9" draw:text-style-name="P18" svg:width="0.313in" svg:height="0.2677in" svg:x="0.9437in" svg:y="0.0929in"><text:p text:style-name="P17"><text:span text:style-name="T11">16</text:span></text:p><draw:enhanced-geometry svg:viewBox="0 0 21600 21600" draw:type="rectangle" draw:enhanced-path="M 0 0 L 21600 0 21600 21600 0 21600 0 0 Z N"/></draw:custom-shape><draw:custom-shape draw:style-name="gr9" draw:text-style-name="P18" svg:width="0.313in" svg:height="0.2677in" svg:x="1.4319in" svg:y="0.0929in"><text:p text:style-name="P17"><text:span text:style-name="T11">15</text:span></text:p><draw:enhanced-geometry svg:viewBox="0 0 21600 21600" draw:type="rectangle" draw:enhanced-path="M 0 0 L 21600 0 21600 21600 0 21600 0 0 Z N"/></draw:custom-shape><draw:custom-shape draw:style-name="gr10" draw:text-style-name="P18" svg:width="0.3134in" svg:height="0.2677in" svg:x="1.9201in" svg:y="0.0929in"><text:p text:style-name="P17"><text:span text:style-name="T11">4</text:span></text:p><draw:enhanced-geometry svg:viewBox="0 0 21600 21600" draw:type="rectangle" draw:enhanced-path="M 0 0 L 21600 0 21600 21600 0 21600 0 0 Z N"/></draw:custom-shape><draw:custom-shape draw:style-name="gr9" draw:text-style-name="P18" svg:width="0.313in" svg:height="0.2677in" svg:x="2.3709in" svg:y="0.0929in"><text:p text:style-name="P17"><text:span text:style-name="T11">23</text:span></text:p><draw:enhanced-geometry svg:viewBox="0 0 21600 21600" draw:type="rectangle" draw:enhanced-path="M 0 0 L 21600 0 21600 21600 0 21600 0 0 Z N"/></draw:custom-shape><draw:line draw:style-name="gr11" draw:text-style-name="P19" svg:x1="0in" svg:y1="0.4327in" svg:x2="0.8177in" svg:y2="0.4327in"><text:p/></draw:line></draw:g><draw:g text:anchor-type="paragraph" draw:z-index="8" draw:name="Shape9" draw:style-name="gr1"><draw:custom-shape draw:style-name="gr17" draw:text-style-name="P18" svg:width="0.3559in" svg:height="0.2913in" svg:x="3.7811in" svg:y="0.1417in"><text:p text:style-name="P17"><text:span text:style-name="T11">8</text:span></text:p><draw:enhanced-geometry svg:viewBox="0 0 21600 21600" draw:type="rectangle" draw:enhanced-path="M 0 0 L 21600 0 21600 21600 0 21600 0 0 Z N"/></draw:custom-shape><draw:custom-shape draw:style-name="gr17" draw:text-style-name="P18" svg:width="0.3559in" svg:height="0.2913in" svg:x="4.1327in" svg:y="0.1417in"><text:p text:style-name="P17"><text:span text:style-name="T11">42</text:span></text:p><draw:enhanced-geometry svg:viewBox="0 0 21600 21600" draw:type="rectangle" draw:enhanced-path="M 0 0 L 21600 0 21600 21600 0 21600 0 0 Z N"/></draw:custom-shape><draw:custom-shape draw:style-name="gr17" draw:text-style-name="P18" svg:width="0.3559in" svg:height="0.2913in" svg:x="4.6508in" svg:y="0.1417in"><text:p text:style-name="P17"><text:span text:style-name="T11">15</text:span></text:p><draw:enhanced-geometry svg:viewBox="0 0 21600 21600" draw:type="rectangle" draw:enhanced-path="M 0 0 L 21600 0 21600 21600 0 21600 0 0 Z N"/></draw:custom-shape><draw:custom-shape draw:style-name="gr17" draw:text-style-name="P18" svg:width="0.3559in" svg:height="0.2913in" svg:x="4.9909in" svg:y="0.1417in"><text:p text:style-name="P17"><text:span text:style-name="T11">16</text:span></text:p><draw:enhanced-geometry svg:viewBox="0 0 21600 21600" draw:type="rectangle" draw:enhanced-path="M 0 0 L 21600 0 21600 21600 0 21600 0 0 Z N"/></draw:custom-shape><draw:custom-shape draw:style-name="gr17" draw:text-style-name="P18" svg:width="0.3559in" svg:height="0.2913in" svg:x="5.5457in" svg:y="0.1417in"><text:p text:style-name="P17"><text:span text:style-name="T11">4</text:span></text:p><draw:enhanced-geometry svg:viewBox="0 0 21600 21600" draw:type="rectangle" draw:enhanced-path="M 0 0 L 21600 0 21600 21600 0 21600 0 0 Z N"/></draw:custom-shape><draw:custom-shape draw:style-name="gr17" draw:text-style-name="P18" svg:width="0.3559in" svg:height="0.2913in" svg:x="5.9071in" svg:y="0.1417in"><text:p text:style-name="P17"><text:span text:style-name="T11">23</text:span></text:p><draw:enhanced-geometry svg:viewBox="0 0 21600 21600" draw:type="rectangle" draw:enhanced-path="M 0 0 L 21600 0 21600 21600 0 21600 0 0 Z N"/></draw:custom-shape><draw:line draw:style-name="gr11" draw:text-style-name="P19" svg:x1="3.75in" svg:y1="0.5118in" svg:x2="5.4126in" svg:y2="0.5118in"><text:p/></draw:line></draw:g></text:p>
      <text:p text:style-name="P8"/>
      <text:p text:style-name="P8"/>
      <text:p text:style-name="P8"><draw:g text:anchor-type="paragraph" draw:z-index="5" draw:name="Shape6" draw:style-name="gr1"><draw:custom-shape draw:style-name="gr12" draw:text-style-name="P18" svg:width="0.3362in" svg:height="0.3094in" svg:x="0in" svg:y="0in"><text:p text:style-name="P17"><text:span text:style-name="T11">8</text:span></text:p><draw:enhanced-geometry svg:viewBox="0 0 21600 21600" draw:type="rectangle" draw:enhanced-path="M 0 0 L 21600 0 21600 21600 0 21600 0 0 Z N"/></draw:custom-shape><draw:custom-shape draw:style-name="gr12" draw:text-style-name="P18" svg:width="0.3362in" svg:height="0.3094in" svg:x="0.3319in" svg:y="0in"><text:p text:style-name="P17"><text:span text:style-name="T11">42</text:span></text:p><draw:enhanced-geometry svg:viewBox="0 0 21600 21600" draw:type="rectangle" draw:enhanced-path="M 0 0 L 21600 0 21600 21600 0 21600 0 0 Z N"/></draw:custom-shape><draw:custom-shape draw:style-name="gr12" draw:text-style-name="P18" svg:width="0.3362in" svg:height="0.3094in" svg:x="0.8217in" svg:y="0in"><text:p text:style-name="P17"><text:span text:style-name="T11">16</text:span></text:p><draw:enhanced-geometry svg:viewBox="0 0 21600 21600" draw:type="rectangle" draw:enhanced-path="M 0 0 L 21600 0 21600 21600 0 21600 0 0 Z N"/></draw:custom-shape><draw:custom-shape draw:style-name="gr13" draw:text-style-name="P18" svg:width="0.3358in" svg:height="0.3094in" svg:x="1.3465in" svg:y="0in"><text:p text:style-name="P17"><text:span text:style-name="T11">15</text:span></text:p><draw:enhanced-geometry svg:viewBox="0 0 21600 21600" draw:type="rectangle" draw:enhanced-path="M 0 0 L 21600 0 21600 21600 0 21600 0 0 Z N"/></draw:custom-shape><draw:custom-shape draw:style-name="gr12" draw:text-style-name="P18" svg:width="0.3362in" svg:height="0.3094in" svg:x="1.8709in" svg:y="0in"><text:p text:style-name="P17"><text:span text:style-name="T11">4</text:span></text:p><draw:enhanced-geometry svg:viewBox="0 0 21600 21600" draw:type="rectangle" draw:enhanced-path="M 0 0 L 21600 0 21600 21600 0 21600 0 0 Z N"/></draw:custom-shape><draw:custom-shape draw:style-name="gr12" draw:text-style-name="P18" svg:width="0.3362in" svg:height="0.3094in" svg:x="2.3547in" svg:y="0in"><text:p text:style-name="P17"><text:span text:style-name="T11">23</text:span></text:p><draw:enhanced-geometry svg:viewBox="0 0 21600 21600" draw:type="rectangle" draw:enhanced-path="M 0 0 L 21600 0 21600 21600 0 21600 0 0 Z N"/></draw:custom-shape><draw:line draw:style-name="gr11" draw:text-style-name="P19" svg:x1="0.8047in" svg:y1="0.3929in" svg:x2="1.6835in" svg:y2="0.3929in"><text:p/></draw:line></draw:g><draw:g text:anchor-type="paragraph" draw:z-index="10" draw:name="Shape10" draw:style-name="gr1"><draw:custom-shape draw:style-name="gr19" draw:text-style-name="P18" svg:width="0.3504in" svg:height="0.3071in" svg:x="3.7748in" svg:y="0.1154in"><text:p text:style-name="P17"><text:span text:style-name="T11">8</text:span></text:p><draw:enhanced-geometry svg:viewBox="0 0 21600 21600" draw:type="rectangle" draw:enhanced-path="M 0 0 L 21600 0 21600 21600 0 21600 0 0 Z N"/></draw:custom-shape><draw:custom-shape draw:style-name="gr19" draw:text-style-name="P18" svg:width="0.3504in" svg:height="0.3071in" svg:x="4.1209in" svg:y="0.1154in"><text:p text:style-name="P17"><text:span text:style-name="T11">15</text:span></text:p><draw:enhanced-geometry svg:viewBox="0 0 21600 21600" draw:type="rectangle" draw:enhanced-path="M 0 0 L 21600 0 21600 21600 0 21600 0 0 Z N"/></draw:custom-shape><draw:custom-shape draw:style-name="gr19" draw:text-style-name="P18" svg:width="0.3504in" svg:height="0.3071in" svg:x="4.4602in" svg:y="0.1154in"><text:p text:style-name="P17"><text:span text:style-name="T11">16</text:span></text:p><draw:enhanced-geometry svg:viewBox="0 0 21600 21600" draw:type="rectangle" draw:enhanced-path="M 0 0 L 21600 0 21600 21600 0 21600 0 0 Z N"/></draw:custom-shape><draw:custom-shape draw:style-name="gr19" draw:text-style-name="P18" svg:width="0.3504in" svg:height="0.3071in" svg:x="4.7953in" svg:y="0.1154in"><text:p text:style-name="P17"><text:span text:style-name="T11">42</text:span></text:p><draw:enhanced-geometry svg:viewBox="0 0 21600 21600" draw:type="rectangle" draw:enhanced-path="M 0 0 L 21600 0 21600 21600 0 21600 0 0 Z N"/></draw:custom-shape><draw:custom-shape draw:style-name="gr20" draw:text-style-name="P18" svg:width="0.3496in" svg:height="0.3071in" svg:x="5.3417in" svg:y="0.1154in"><text:p text:style-name="P17"><text:span text:style-name="T11">4</text:span></text:p><draw:enhanced-geometry svg:viewBox="0 0 21600 21600" draw:type="rectangle" draw:enhanced-path="M 0 0 L 21600 0 21600 21600 0 21600 0 0 Z N"/></draw:custom-shape><draw:custom-shape draw:style-name="gr19" draw:text-style-name="P18" svg:width="0.3504in" svg:height="0.3071in" svg:x="5.6965in" svg:y="0.1154in"><text:p text:style-name="P17"><text:span text:style-name="T11">23</text:span></text:p><draw:enhanced-geometry svg:viewBox="0 0 21600 21600" draw:type="rectangle" draw:enhanced-path="M 0 0 L 21600 0 21600 21600 0 21600 0 0 Z N"/></draw:custom-shape><draw:line draw:style-name="gr11" draw:text-style-name="P19" svg:x1="3.7441in" svg:y1="0.5063in" svg:x2="6.052in" svg:y2="0.5063in"><text:p/></draw:line></draw:g></text:p>
      <text:p text:style-name="P8"/>
      <text:p text:style-name="P8"><draw:g text:anchor-type="paragraph" draw:z-index="6" draw:name="Shape7" draw:style-name="gr1"><draw:custom-shape draw:style-name="gr14" draw:text-style-name="P18" svg:width="0.3307in" svg:height="0.2823in" svg:x="0in" svg:y="0.1417in"><text:p text:style-name="P17"><text:span text:style-name="T11">8</text:span></text:p><draw:enhanced-geometry svg:viewBox="0 0 21600 21600" draw:type="rectangle" draw:enhanced-path="M 0 0 L 21600 0 21600 21600 0 21600 0 0 Z N"/></draw:custom-shape><draw:custom-shape draw:style-name="gr14" draw:text-style-name="P18" svg:width="0.3307in" svg:height="0.2823in" svg:x="0.3264in" svg:y="0.1417in"><text:p text:style-name="P17"><text:span text:style-name="T11">42</text:span></text:p><draw:enhanced-geometry svg:viewBox="0 0 21600 21600" draw:type="rectangle" draw:enhanced-path="M 0 0 L 21600 0 21600 21600 0 21600 0 0 Z N"/></draw:custom-shape><draw:custom-shape draw:style-name="gr14" draw:text-style-name="P18" svg:width="0.3307in" svg:height="0.2823in" svg:x="0.8075in" svg:y="0.1417in"><text:p text:style-name="P17"><text:span text:style-name="T11">15</text:span></text:p><draw:enhanced-geometry svg:viewBox="0 0 21600 21600" draw:type="rectangle" draw:enhanced-path="M 0 0 L 21600 0 21600 21600 0 21600 0 0 Z N"/></draw:custom-shape><draw:custom-shape draw:style-name="gr14" draw:text-style-name="P18" svg:width="0.3307in" svg:height="0.2823in" svg:x="1.1228in" svg:y="0.1417in"><text:p text:style-name="P17"><text:span text:style-name="T11">16</text:span></text:p><draw:enhanced-geometry svg:viewBox="0 0 21600 21600" draw:type="rectangle" draw:enhanced-path="M 0 0 L 21600 0 21600 21600 0 21600 0 0 Z N"/></draw:custom-shape><draw:custom-shape draw:style-name="gr14" draw:text-style-name="P18" svg:width="0.3307in" svg:height="0.2823in" svg:x="1.639in" svg:y="0.1417in"><text:p text:style-name="P17"><text:span text:style-name="T11">4</text:span></text:p><draw:enhanced-geometry svg:viewBox="0 0 21600 21600" draw:type="rectangle" draw:enhanced-path="M 0 0 L 21600 0 21600 21600 0 21600 0 0 Z N"/></draw:custom-shape><draw:custom-shape draw:style-name="gr14" draw:text-style-name="P18" svg:width="0.3307in" svg:height="0.2823in" svg:x="2.1146in" svg:y="0.1417in"><text:p text:style-name="P17"><text:span text:style-name="T11">23</text:span></text:p><draw:enhanced-geometry svg:viewBox="0 0 21600 21600" draw:type="rectangle" draw:enhanced-path="M 0 0 L 21600 0 21600 21600 0 21600 0 0 Z N"/></draw:custom-shape><draw:line draw:style-name="gr11" draw:text-style-name="P19" svg:x1="1.6114in" svg:y1="0.5008in" svg:x2="2.4752in" svg:y2="0.5008in"><text:p/></draw:line></draw:g></text:p>
      <text:p text:style-name="P8"/>
      <text:p text:style-name="P8"><text:tab/><text:tab/><text:tab/><text:tab/><text:tab/><text:tab/><text:tab/><text:tab/><text:span text:style-name="T6">6. The final merged array</text:span></text:p>
      <text:p text:style-name="P8"><draw:g text:anchor-type="paragraph" draw:z-index="7" draw:name="Shape8" draw:style-name="gr1"><draw:custom-shape draw:style-name="gr15" draw:text-style-name="P18" svg:width="0.3276in" svg:height="0.2697in" svg:x="0in" svg:y="0.0283in"><text:p text:style-name="P17"><text:span text:style-name="T11">8</text:span></text:p><draw:enhanced-geometry svg:viewBox="0 0 21600 21600" draw:type="rectangle" draw:enhanced-path="M 0 0 L 21600 0 21600 21600 0 21600 0 0 Z N"/></draw:custom-shape><draw:custom-shape draw:style-name="gr15" draw:text-style-name="P18" svg:width="0.3276in" svg:height="0.2697in" svg:x="0.3228in" svg:y="0.0283in"><text:p text:style-name="P17"><text:span text:style-name="T11">42</text:span></text:p><draw:enhanced-geometry svg:viewBox="0 0 21600 21600" draw:type="rectangle" draw:enhanced-path="M 0 0 L 21600 0 21600 21600 0 21600 0 0 Z N"/></draw:custom-shape><draw:custom-shape draw:style-name="gr16" draw:text-style-name="P18" svg:width="0.3268in" svg:height="0.2697in" svg:x="0.8in" svg:y="0.0283in"><text:p text:style-name="P17"><text:span text:style-name="T11">15</text:span></text:p><draw:enhanced-geometry svg:viewBox="0 0 21600 21600" draw:type="rectangle" draw:enhanced-path="M 0 0 L 21600 0 21600 21600 0 21600 0 0 Z N"/></draw:custom-shape><draw:custom-shape draw:style-name="gr15" draw:text-style-name="P18" svg:width="0.3276in" svg:height="0.2697in" svg:x="1.1118in" svg:y="0.0283in"><text:p text:style-name="P17"><text:span text:style-name="T11">16</text:span></text:p><draw:enhanced-geometry svg:viewBox="0 0 21600 21600" draw:type="rectangle" draw:enhanced-path="M 0 0 L 21600 0 21600 21600 0 21600 0 0 Z N"/></draw:custom-shape><draw:custom-shape draw:style-name="gr15" draw:text-style-name="P18" svg:width="0.3276in" svg:height="0.2697in" svg:x="1.6228in" svg:y="0.0283in"><text:p text:style-name="P17"><text:span text:style-name="T11">4</text:span></text:p><draw:enhanced-geometry svg:viewBox="0 0 21600 21600" draw:type="rectangle" draw:enhanced-path="M 0 0 L 21600 0 21600 21600 0 21600 0 0 Z N"/></draw:custom-shape><draw:custom-shape draw:style-name="gr15" draw:text-style-name="P18" svg:width="0.3276in" svg:height="0.2697in" svg:x="1.9547in" svg:y="0.0283in"><text:p text:style-name="P17"><text:span text:style-name="T11">23</text:span></text:p><draw:enhanced-geometry svg:viewBox="0 0 21600 21600" draw:type="rectangle" draw:enhanced-path="M 0 0 L 21600 0 21600 21600 0 21600 0 0 Z N"/></draw:custom-shape></draw:g><draw:g text:anchor-type="paragraph" draw:z-index="9" draw:name="Shape11" draw:style-name="gr1"><draw:custom-shape draw:style-name="gr18" draw:text-style-name="P18" svg:width="0.3823in" svg:height="0.2925in" svg:x="3.7701in" svg:y="0.1098in"><text:p text:style-name="P17"><text:span text:style-name="T11">4</text:span></text:p><draw:enhanced-geometry svg:viewBox="0 0 21600 21600" draw:type="rectangle" draw:enhanced-path="M 0 0 L 21600 0 21600 21600 0 21600 0 0 Z N"/></draw:custom-shape><draw:custom-shape draw:style-name="gr18" draw:text-style-name="P18" svg:width="0.3823in" svg:height="0.2925in" svg:x="4.1472in" svg:y="0.1098in"><text:p text:style-name="P17"><text:span text:style-name="T11">8</text:span></text:p><draw:enhanced-geometry svg:viewBox="0 0 21600 21600" draw:type="rectangle" draw:enhanced-path="M 0 0 L 21600 0 21600 21600 0 21600 0 0 Z N"/></draw:custom-shape><draw:custom-shape draw:style-name="gr18" draw:text-style-name="P18" svg:width="0.3823in" svg:height="0.2925in" svg:x="4.5181in" svg:y="0.1098in"><text:p text:style-name="P17"><text:span text:style-name="T11">15</text:span></text:p><draw:enhanced-geometry svg:viewBox="0 0 21600 21600" draw:type="rectangle" draw:enhanced-path="M 0 0 L 21600 0 21600 21600 0 21600 0 0 Z N"/></draw:custom-shape><draw:custom-shape draw:style-name="gr18" draw:text-style-name="P18" svg:width="0.3823in" svg:height="0.2925in" svg:x="4.8835in" svg:y="0.1098in"><text:p text:style-name="P17"><text:span text:style-name="T11">16</text:span></text:p><draw:enhanced-geometry svg:viewBox="0 0 21600 21600" draw:type="rectangle" draw:enhanced-path="M 0 0 L 21600 0 21600 21600 0 21600 0 0 Z N"/></draw:custom-shape><draw:custom-shape draw:style-name="gr18" draw:text-style-name="P18" svg:width="0.3823in" svg:height="0.2925in" svg:x="5.2709in" svg:y="0.1098in"><text:p text:style-name="P17"><text:span text:style-name="T11">23</text:span></text:p><draw:enhanced-geometry svg:viewBox="0 0 21600 21600" draw:type="rectangle" draw:enhanced-path="M 0 0 L 21600 0 21600 21600 0 21600 0 0 Z N"/></draw:custom-shape><draw:custom-shape draw:style-name="gr18" draw:text-style-name="P18" svg:width="0.3823in" svg:height="0.2925in" svg:x="5.6591in" svg:y="0.1098in"><text:p text:style-name="P17"><text:span text:style-name="T11">42</text:span></text:p><draw:enhanced-geometry svg:viewBox="0 0 21600 21600" draw:type="rectangle" draw:enhanced-path="M 0 0 L 21600 0 21600 21600 0 21600 0 0 Z N"/></draw:custom-shape></draw:g></text:p>
      <text:p text:style-name="P8"/>
      <text:p text:style-name="P8"/>
      <text:p text:style-name="P4"/>
      <text:p text:style-name="P4"/>
      <text:p text:style-name="P4"/>
      <text:p text:style-name="P16"><text:span text:style-name="T10">- Ask, Merge sort is a stable sort. What does that mean?</text:span></text:p>
      <text:p text:style-name="P11"><text:tab/>Hint: It means that elements that are in order in the original array, stay in order in the sorted array returned by merge sort. So if you have a the values {ca, az, aa, re} and you sorted based on the first letter, a stable sort would return {az, aa, ca, re}.</text:p>
      <text:p text:style-name="P4"/>
      <text:p text:style-name="P5">Next topics:</text:p>
      <text:p text:style-name="P3">Easy:</text:p>
      <text:p text:style-name="P3"><text:tab/>Discuss other <text:span text:style-name="T7">algorithms</text:span></text:p>
      <text:p text:style-name="P3"><text:tab/><text:span text:style-name="T8">Algorithms: Quick Sort</text:span></text:p>
      <text:p text:style-name="P3"><text:tab/>Algorithms: Depth First Search, a stack is necessary in this algorithm.<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1.5014in" style:rel-column-width="14208*"/>
    </style:style>
    <style:style style:name="Table4.C" style:family="table-column">
      <style:table-column-properties style:column-width="1.5576in" style:rel-column-width="14740*"/>
    </style:style>
    <style:style style:name="Table4.D" style:family="table-column">
      <style:table-column-properties style:column-width="1.5576in" style:rel-column-width="14742*"/>
    </style:style>
    <style:style style:name="Table4.A1" style:family="table-cell">
      <style:table-cell-properties fo:background-color="#b2b2b2" fo:padding="0.0382in" fo:border="none">
        <style:background-image/>
      </style:table-cell-properties>
    </style:style>
    <style:style style:name="MP1" style:family="paragraph" style:parent-style-name="Standard">
      <style:text-properties officeooo:rsid="001be2bd" officeooo:paragraph-rsid="001be2bd"/>
    </style:style>
    <style:style style:name="MP2" style:family="paragraph" style:parent-style-name="Table_20_Contents">
      <style:text-properties officeooo:rsid="001be2bd" officeooo:paragraph-rsid="001be2bd"/>
    </style:style>
    <style:style style:name="MP3" style:family="paragraph" style:parent-style-name="Table_20_Contents">
      <style:text-properties officeooo:rsid="00092fa7" officeooo:paragraph-rsid="001be2bd"/>
    </style:style>
    <style:style style:name="MP4" style:family="paragraph" style:parent-style-name="Table_20_Contents">
      <style:text-properties officeooo:rsid="0023c411" officeooo:paragraph-rsid="001be2bd"/>
    </style:style>
    <style:style style:name="MP5" style:family="paragraph" style:parent-style-name="Standard">
      <style:text-properties officeooo:paragraph-rsid="001be2b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MP1">Merge Sort</text:p>
            </table:table-cell>
            <table:table-cell table:style-name="Table4.A1" office:value-type="string">
              <text:p text:style-name="MP2">Algorithms</text:p>
            </table:table-cell>
            <table:table-cell table:style-name="Table4.A1" office:value-type="string">
              <text:p text:style-name="MP3">Easy</text:p>
            </table:table-cell>
            <table:table-cell table:style-name="Table4.A1" office:value-type="string">
              <text:p text:style-name="MP4">Page <text:page-number text:select-page="current">2</text:page-number> of <text:page-count>2</text:page-count></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2:33:50.594000000</meta:creation-date>
    <dc:date>2017-04-09T16:45:29.063000000</dc:date>
    <meta:editing-duration>PT22H11M8S</meta:editing-duration>
    <meta:editing-cycles>9</meta:editing-cycles>
    <meta:generator>LibreOffice/5.2.5.1$Windows_x86 LibreOffice_project/0312e1a284a7d50ca85a365c316c7abbf20a4d22</meta:generator>
    <meta:document-statistic meta:table-count="2" meta:image-count="0" meta:object-count="0" meta:page-count="2" meta:paragraph-count="21" meta:word-count="267" meta:character-count="1517" meta:non-whitespace-character-count="1248"/>
  </office:meta>
</office:document-meta>
</file>